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General Sim Led Matrix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eft Panel 7*4</text:p>
          </table:table-cell>
          <table:table-cell table:style-name="ce2" table:number-columns-repeated="6"/>
          <table:table-cell table:style-name="ce4" office:value-type="string" calcext:value-type="string">
            <text:p>Right Panel 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7"/>
          <table:table-cell table:style-name="ce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Upper Panel 5*4</text:p>
          </table:table-cell>
          <table:table-cell table:style-name="ce3" table:number-columns-repeated="4"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5"/>
          <table:table-cell table:style-name="ce4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2:.B53]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Panel</text:p>
          </table:table-cell>
          <table:table-cell/>
          <table:table-cell table:formula="of:=SUM([.B13:.B15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 Brak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p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per Panel</text:p>
          </table:table-cell>
          <table:table-cell/>
          <table:table-cell table:formula="of:=SUM([.B18:.B36])" office:value-type="float" office:value="15" calcext:value-type="float">
            <text:p>15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Fue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el Low</text:p>
          </table:table-cell>
          <table:table-cell office:value-type="string" calcext:value-type="string">
            <text:p><text:s text:c="2"/></text:p>
          </table:table-cell>
          <table:table-cell/>
          <table:table-cell table:style-name="ce3" office:value-type="string" calcext:value-type="string">
            <text:p>Above</text:p>
          </table:table-cell>
          <table:table-cell table:style-name="ce3" office:value-type="string" calcext:value-type="string">
            <text:p>Ready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ight Fue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elow</text:p>
          </table:table-cell>
          <table:table-cell table:style-name="ce3" office:value-type="string" calcext:value-type="string">
            <text:p>AR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Top Spar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Disc</text:p>
          </table:table-cell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Oil Press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Vac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Fu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6 Ao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ight Panel</text:p>
          </table:table-cell>
          <table:table-cell/>
          <table:table-cell table:formula="of:=SUM([.B40:.B53])" office:value-type="float" office:value="14" calcext:value-type="float">
            <text:p>14</text:p>
          </table:table-cell>
          <table:table-cell office:value-type="string" calcext:value-type="string">
            <text:p>C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Right Pane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i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ef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ight Oil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Lef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ight Panel 3*4 + 1*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ight G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uel Lef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uel Right Val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 Sta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opy Op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or RPM Low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 Brak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ing Ligh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19:51.964166000</meta:creation-date>
    <dc:date>2019-07-06T13:12:49.520157000</dc:date>
    <meta:editing-duration>PT1H20M35S</meta:editing-duration>
    <meta:editing-cycles>4</meta:editing-cycles>
    <meta:generator>LibreOffice/6.1.5.2$MacOSX_X86_64 LibreOffice_project/90f8dcf33c87b3705e78202e3df5142b201bd805</meta:generator>
    <meta:document-statistic meta:table-count="1" meta:cell-count="115" meta:object-count="0"/>
  </office:meta>
</office:document-meta>
</file>